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c90" officeooo:paragraph-rsid="0005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ies for Quadratic Solver</text:p>
      <text:p text:style-name="P1"/>
      <text:p text:style-name="P1">- Code up a program and test for user input</text:p>
      <text:p text:style-name="P1">-Create a method for that checks for imaginary numbers, if no error, return the discriminant</text:p>
      <text:p text:style-name="P1">-Check for numerical input, non-zero A value</text:p>
      <text:p text:style-name="P1">-Take discriminant and other values and return x1,x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12:58.199919384</meta:creation-date>
    <dc:date>2017-10-08T20:25:21.241484322</dc:date>
    <meta:editing-duration>PT52S</meta:editing-duration>
    <meta:editing-cycles>1</meta:editing-cycles>
    <meta:document-statistic meta:table-count="0" meta:image-count="0" meta:object-count="0" meta:page-count="1" meta:paragraph-count="5" meta:word-count="44" meta:character-count="260" meta:non-whitespace-character-count="220"/>
    <meta:generator>LibreOffice/5.1.6.2$Linux_X86_64 LibreOffice_project/10m0$Build-2</meta:generator>
  </office:meta>
</office:document-meta>
</file>